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style:writing-mode="lr-tb"/>
    </style:style>
    <style:style style:name="P5" style:family="paragraph" style:parent-style-name="Text_20_body">
      <style:paragraph-properties style:writing-mode="lr-tb"/>
      <style:text-properties officeooo:rsid="00389fcf" officeooo:paragraph-rsid="00389fcf"/>
    </style:style>
    <style:style style:name="P6" style:family="paragraph" style:parent-style-name="Text_20_body">
      <style:text-properties officeooo:paragraph-rsid="001ee3a2"/>
    </style:style>
    <style:style style:name="P7" style:family="paragraph" style:parent-style-name="Text_20_body">
      <style:text-properties officeooo:rsid="0020ac0e" officeooo:paragraph-rsid="0020ac0e"/>
    </style:style>
    <style:style style:name="P8" style:family="paragraph" style:parent-style-name="Text_20_body">
      <style:text-properties officeooo:paragraph-rsid="001dde5b"/>
    </style:style>
    <style:style style:name="P9" style:family="paragraph" style:parent-style-name="Text_20_body">
      <style:text-properties officeooo:paragraph-rsid="0020ac0e"/>
    </style:style>
    <style:style style:name="P10" style:family="paragraph" style:parent-style-name="Text_20_body">
      <style:text-properties officeooo:rsid="00257667" officeooo:paragraph-rsid="00257667"/>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fo:font-size="10pt" officeooo:paragraph-rsid="00329a22" style:font-size-asian="10pt" style:font-size-complex="10pt"/>
    </style:style>
    <style:style style:name="P13" style:family="paragraph" style:parent-style-name="Text_20_body">
      <style:text-properties officeooo:paragraph-rsid="00389fcf"/>
    </style:style>
    <style:style style:name="P14" style:family="paragraph" style:parent-style-name="Footnote">
      <style:text-properties officeooo:paragraph-rsid="002fdafb"/>
    </style:style>
    <style:style style:name="P15" style:family="paragraph" style:parent-style-name="Footnote">
      <style:paragraph-properties fo:text-align="start" style:justify-single-word="false"/>
      <style:text-properties officeooo:paragraph-rsid="00352603"/>
    </style:style>
    <style:style style:name="P16" style:family="paragraph" style:parent-style-name="Subtitle">
      <style:text-properties style:font-name="Liberation Serif"/>
    </style:style>
    <style:style style:name="P17" style:family="paragraph" style:parent-style-name="Subtitle">
      <style:text-properties style:font-name="Liberation Serif" officeooo:paragraph-rsid="003bcf6a"/>
    </style:style>
    <style:style style:name="P18" style:family="paragraph" style:parent-style-name="Preformatted_20_Text">
      <style:paragraph-properties fo:margin-top="0in" fo:margin-bottom="0.1965in" loext:contextual-spacing="false"/>
    </style:style>
    <style:style style:name="P19" style:family="paragraph" style:parent-style-name="List_20_Contents">
      <style:paragraph-properties fo:margin-top="0in" fo:margin-bottom="0.1965in" loext:contextual-spacing="false"/>
    </style:style>
    <style:style style:name="P20" style:family="paragraph" style:parent-style-name="Preformatted_20_Text">
      <style:paragraph-properties fo:break-before="page"/>
    </style:style>
    <style:style style:name="P21" style:family="paragraph" style:parent-style-name="Table_20_Contents">
      <style:text-properties fo:font-size="10pt" style:font-size-asian="10pt" style:font-size-complex="10pt"/>
    </style:style>
    <style:style style:name="P22" style:family="paragraph" style:parent-style-name="Table_20_Heading">
      <style:text-properties fo:font-size="10pt" style:font-size-asian="10pt" style:font-size-complex="10pt"/>
    </style:style>
    <style:style style:name="P23" style:family="paragraph" style:parent-style-name="Standard">
      <style:paragraph-properties style:writing-mode="lr-tb"/>
      <style:text-properties officeooo:rsid="001dc34c" officeooo:paragraph-rsid="001dc34c"/>
    </style:style>
    <style:style style:name="P24" style:family="paragraph" style:parent-style-name="Standard">
      <style:paragraph-properties fo:break-before="page" style:writing-mode="lr-tb"/>
      <style:text-properties officeooo:rsid="001dc34c" officeooo:paragraph-rsid="001dc34c"/>
    </style:style>
    <style:style style:name="P25" style:family="paragraph" style:parent-style-name="Text_20_body" style:list-style-name="L1">
      <style:text-properties officeooo:rsid="0020ac0e" officeooo:paragraph-rsid="0020ac0e"/>
    </style:style>
    <style:style style:name="P26" style:family="paragraph" style:parent-style-name="Text_20_body" style:list-style-name="L2">
      <style:text-properties officeooo:paragraph-rsid="0020ac0e"/>
    </style:style>
    <style:style style:name="P27" style:family="paragraph" style:parent-style-name="Text_20_body" style:list-style-name="L2">
      <style:text-properties style:text-underline-style="none" officeooo:paragraph-rsid="0020ac0e"/>
    </style:style>
    <style:style style:name="P28" style:family="paragraph" style:parent-style-name="Text_20_body" style:list-style-name="L3">
      <style:text-properties officeooo:rsid="00257667" officeooo:paragraph-rsid="00257667"/>
    </style:style>
    <style:style style:name="P29" style:family="paragraph" style:parent-style-name="Text_20_body" style:list-style-name="L4">
      <style:text-properties officeooo:paragraph-rsid="00257667"/>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text-properties fo:font-size="10pt" style:font-size-asian="10pt" style:font-size-complex="10pt"/>
    </style:style>
    <style:style style:name="P34" style:family="paragraph" style:parent-style-name="Text_20_body" style:list-style-name="L9"/>
    <style:style style:name="P35" style:family="paragraph" style:parent-style-name="Text_20_body" style:list-style-name="L8">
      <style:paragraph-properties fo:margin-top="0in" fo:margin-bottom="0in" loext:contextual-spacing="false"/>
      <style:text-properties fo:font-size="10pt" style:font-size-asian="10pt" style:font-size-complex="10pt"/>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Heading_20_1">
      <style:text-properties officeooo:paragraph-rsid="001dde5b"/>
    </style:style>
    <style:style style:name="P39" style:family="paragraph" style:parent-style-name="Heading_20_1">
      <style:text-properties officeooo:rsid="0020ac0e" officeooo:paragraph-rsid="0020ac0e"/>
    </style:style>
    <style:style style:name="P40" style:family="paragraph" style:parent-style-name="Heading_20_1">
      <style:text-properties officeooo:rsid="00329a22" officeooo:paragraph-rsid="00329a22"/>
    </style:style>
    <style:style style:name="P41" style:family="paragraph" style:parent-style-name="Heading_20_1">
      <style:text-properties officeooo:rsid="00389fcf" officeooo:paragraph-rsid="00389fcf"/>
    </style:style>
    <style:style style:name="P42" style:family="paragraph" style:parent-style-name="Heading_20_2">
      <style:text-properties officeooo:rsid="001ee3a2" officeooo:paragraph-rsid="001ee3a2"/>
    </style:style>
    <style:style style:name="P43" style:family="paragraph" style:parent-style-name="Heading_20_2">
      <style:text-properties officeooo:rsid="00257667" officeooo:paragraph-rsid="00257667"/>
    </style:style>
    <style:style style:name="P44" style:family="paragraph" style:parent-style-name="Heading_20_2">
      <style:text-properties officeooo:rsid="00389fcf" officeooo:paragraph-rsid="00389fcf"/>
    </style:style>
    <style:style style:name="P45" style:family="paragraph" style:parent-style-name="Heading_20_2">
      <style:text-properties officeooo:paragraph-rsid="00389fcf"/>
    </style:style>
    <style:style style:name="P46" style:family="paragraph" style:parent-style-name="Preformatted_20_Text" style:list-style-name="L9"/>
    <style:style style:name="P47" style:family="paragraph" style:parent-style-name="Preformatted_20_Text" style:list-style-name="L9">
      <style:paragraph-properties fo:margin-top="0in" fo:margin-bottom="0.1965in" loext:contextual-spacing="false"/>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New Opportunities in <text:span text:style-name="T1">Computerized</text:span> Documents</text:p>
      <text:p text:style-name="P16">Elli Chandler</text:p>
      <text:p text:style-name="P17">Capstone in New Media, <text:span text:style-name="T15">instructor Sofian Audry</text:span></text:p>
      <text:p text:style-name="P2">6 May, 2019</text:p>
      <text:p text:style-name="P23"/>
      <text:p text:style-name="P24"/>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42" text:outline-level="2">The Problem</text:h>
      <text:p text:style-name="P6">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6">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
      <text:h text:style-name="P38" text:outline-level="1">General approach</text:h>
      <text:p text:style-name="P8">This project should aim to systematically support the libre development and distribution as best as possible of an innovative information technology environment.</text:p>
      <text:h text:style-name="Heading_20_2" text:outline-level="2"><text:soft-page-break/>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7">The end goal of this work is the development of a completed, stable software environment used for developing the project, consisting of:</text:p>
      <text:list xml:id="list2891177574" text:style-name="L1">
        <text:list-item>
          <text:p text:style-name="P25">Specifications</text:p>
        </text:list-item>
        <text:list-item>
          <text:p text:style-name="P25">Information technology environment software implementation</text:p>
        </text:list-item>
        <text:list-item>
          <text:p text:style-name="P25">The cloud computing infrastructure should use a decentralized, asynchronously resolving append-only data store, similar to blockchains, to ensure the preservation and longevity of data stored using it as best as possible.</text:p>
        </text:list-item>
      </text:list>
      <text:h text:style-name="P39" text:outline-level="1">Overview</text:h>
      <text:p text:style-name="P9">The computing environment <text:span text:style-name="T2">in its finished form</text:span> will consist of the following components:</text:p>
      <text:list xml:id="list901560391" text:style-name="L2">
        <text:list-item>
          <text:p text:style-name="P26">Development principles, describing the process to use for creating the computing environment</text:p>
        </text:list-item>
        <text:list-item>
          <text:p text:style-name="P26">Data format and its representations</text:p>
          <text:list>
            <text:list-item>
              <text:p text:style-name="P26">Specification</text:p>
            </text:list-item>
            <text:list-item>
              <text:p text:style-name="P26">Reference implementation</text:p>
            </text:list-item>
          </text:list>
        </text:list-item>
        <text:list-item>
          <text:p text:style-name="P26">Data storage <text:span text:style-name="T3">system and infrastructure</text:span>: mechanism for storing append-only set of records, each comprising a unique ID paired with a node document</text:p>
        </text:list-item>
        <text:list-item>
          <text:p text:style-name="P27">Software system, including:</text:p>
          <text:list>
            <text:list-item>
              <text:p text:style-name="P27">Client component</text:p>
            </text:list-item>
            <text:list-item>
              <text:p text:style-name="P27">Server components, <text:span text:style-name="T4">including</text:span>:</text:p>
              <text:list>
                <text:list-item>
                  <text:p text:style-name="P27">Public-facing API</text:p>
                </text:list-item>
                <text:list-item>
                  <text:p text:style-name="P27">Search engine</text:p>
                </text:list-item>
                <text:list-item>
                  <text:p text:style-name="P27"><text:soft-page-break/>Storage backend</text:p>
                </text:list-item>
              </text:list>
            </text:list-item>
          </text:list>
        </text:list-item>
      </text:list>
      <text:h text:style-name="Heading_20_1" text:outline-level="1">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10">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8">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8">Make sure that all tests pass when releasing changes to the software.</text:p>
        </text:list-item>
        <text:list-item>
          <text:p text:style-name="P28">Thorough automated unit tests should be provided and kept passing.</text:p>
        </text:list-item>
      </text:list>
      <text:h text:style-name="P43" text:outline-level="2">Prerequisites for code to be added to the repository</text:h>
      <text:list xml:id="list448308590" text:style-name="L4">
        <text:list-item>
          <text:p text:style-name="P29">Code must be readable and documented.</text:p>
        </text:list-item>
        <text:list-item>
          <text:p text:style-name="P29">Code must not cause or have failing tests.</text:p>
        </text:list-item>
        <text:list-item>
          <text:p text:style-name="P29">Code should include thorough automatic test coverage.</text:p>
        </text:list-item>
        <text:list-item>
          <text:p text:style-name="P29"><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3696309961" text:style-name="L5">
        <text:list-item>
          <text:p text:style-name="P30">Potential for data loss</text:p>
        </text:list-item>
        <text:list-item>
          <text:p text:style-name="P30">Security vulnerabilities</text:p>
        </text:list-item>
        <text:list-item>
          <text:p text:style-name="P30">Functional regressions</text:p>
        </text:list-item>
        <text:list-item>
          <text:p text:style-name="P30">Incorrect results</text:p>
        </text:list-item>
        <text:list-item>
          <text:p text:style-name="P30">Crashes, lack of accessibility/internationalization, and similar critical usability issues</text:p>
        </text:list-item>
        <text:list-item>
          <text:p text:style-name="P30">Slow code with a significant impact on usability</text:p>
        </text:list-item>
        <text:list-item>
          <text:p text:style-name="P30">Aesthetic regressions</text:p>
        </text:list-item>
        <text:list-item>
          <text:p text:style-name="P30">Minor usability issues</text:p>
        </text:list-item>
        <text:list-item>
          <text:p text:style-name="P30">Slow code with a moderate impact on usability</text:p>
        </text:list-item>
        <text:list-item>
          <text:p text:style-name="P30">Missing feature<text:span text:style-name="T9">s</text:span></text:p>
        </text:list-item>
      </text:list>
      <text:h text:style-name="Heading_20_1" text:outline-level="1"><text:soft-page-break/>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3"><text:soft-page-break/></text:p>
      <text:h text:style-name="Heading_20_1" text:outline-level="1">Implementation components</text:h>
      <text:p text:style-name="P11"/>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2">Component</text:p>
            </table:table-cell>
            <table:table-cell table:style-name="Table1.A1" office:value-type="string">
              <text:p text:style-name="P22">Implementation language</text:p>
            </table:table-cell>
            <table:table-cell table:style-name="Table1.A1" office:value-type="string">
              <text:p text:style-name="P22">Description</text:p>
            </table:table-cell>
            <table:table-cell table:style-name="Table1.A1" office:value-type="string">
              <text:p text:style-name="P22">Code location</text:p>
            </table:table-cell>
          </table:table-row>
        </table:table-header-rows>
        <table:table-row>
          <table:table-cell table:style-name="Table1.A1" office:value-type="string">
            <text:p text:style-name="P21">StageL transpiler</text:p>
          </table:table-cell>
          <table:table-cell table:style-name="Table1.A1" office:value-type="string">
            <text:p text:style-name="P21">bash</text:p>
          </table:table-cell>
          <table:table-cell table:style-name="Table1.A1" office:value-type="string">
            <text:p text:style-name="P21">Translate .stagel files to other languages</text:p>
          </table:table-cell>
          <table:table-cell table:style-name="Table1.A1" office:value-type="string">
            <text:p text:style-name="P21">cli/stagel-convert</text:p>
          </table:table-cell>
        </table:table-row>
        <table:table-row>
          <table:table-cell table:style-name="Table1.A1" office:value-type="string">
            <text:p text:style-name="P21">StageL's language-specific implementations</text:p>
          </table:table-cell>
          <table:table-cell table:style-name="Table1.A1" office:value-type="string">
            <text:p text:style-name="P21">Implemented once for each StageL target language</text:p>
          </table:table-cell>
          <table:table-cell table:style-name="Table1.A1" office:value-type="string">
            <text:p text:style-name="P21">Implementations of routines for StageL that are not implemented in StageL itself, but are instead implemented in its target languages.</text:p>
          </table:table-cell>
          <table:table-cell table:style-name="Table1.A1" office:value-type="string">
            <text:p text:style-name="P21">implementation/core-implementations/</text:p>
          </table:table-cell>
        </table:table-row>
        <table:table-row>
          <table:table-cell table:style-name="Table1.A1" office:value-type="string">
            <text:p text:style-name="P21">Portable implementation</text:p>
          </table:table-cell>
          <table:table-cell table:style-name="Table1.A1" office:value-type="string">
            <text:p text:style-name="P21">StageL</text:p>
          </table:table-cell>
          <table:table-cell table:style-name="Table1.A1" office:value-type="string">
            <text:p text:style-name="P21">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21">implementation/portable/</text:p>
          </table:table-cell>
        </table:table-row>
        <table:table-row>
          <table:table-cell table:style-name="Table1.A1" office:value-type="string">
            <text:p text:style-name="P21">Optional speedup code</text:p>
          </table:table-cell>
          <table:table-cell table:style-name="Table1.A1" office:value-type="string">
            <text:p text:style-name="P21">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21">implementation/speedups/</text:p>
          </table:table-cell>
        </table:table-row>
        <table:table-row>
          <table:table-cell table:style-name="Table1.A1" office:value-type="string">
            <text:p text:style-name="P21">Data files</text:p>
          </table:table-cell>
          <table:table-cell table:style-name="Table1.A1" office:value-type="string">
            <text:p text:style-name="P21">N/A</text:p>
          </table:table-cell>
          <table:table-cell table:style-name="Table1.A1" office:value-type="string">
            <text:p text:style-name="P21">Data files used to implement EITE.</text:p>
          </table:table-cell>
          <table:table-cell table:style-name="Table1.A1" office:value-type="string">
            <text:p text:style-name="P21">implementation/portable/</text:p>
          </table:table-cell>
        </table:table-row>
        <table:table-row>
          <table:table-cell table:style-name="Table1.A1" office:value-type="string">
            <text:p text:style-name="P21">Build scripts</text:p>
          </table:table-cell>
          <table:table-cell table:style-name="Table1.A1" office:value-type="string">
            <text:p text:style-name="P21">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21">support/build-scripts/</text:p>
          </table:table-cell>
        </table:table-row>
        <table:table-row>
          <table:table-cell table:style-name="Table1.A1" office:value-type="string">
            <text:p text:style-name="P21">EITE document testing quick-runner</text:p>
          </table:table-cell>
          <table:table-cell table:style-name="Table1.A1" office:value-type="string">
            <text:p text:style-name="P21">For now, bash, I guess? Or maybe js and run it in node to avoid having to add new StageL target language <text:soft-page-break/>(dep. on EITE document format implementation)</text:p>
          </table:table-cell>
          <table:table-cell table:style-name="Table1.A1" office:value-type="string">
            <text:p text:style-name="P21">Thin wrapper around the EITE document format implementation that gets the output of a document in its state after it's finished loading, for automated testing (would ignore things <text:soft-page-break/>that are e.g. interactive or whatever).</text:p>
          </table:table-cell>
          <table:table-cell table:style-name="Table1.A1" office:value-type="string">
            <text:p text:style-name="P21">(TODO)</text:p>
          </table:table-cell>
        </table:table-row>
        <table:table-row>
          <table:table-cell table:style-name="Table1.A1" office:value-type="string">
            <text:p text:style-name="P21">EITE document format tests</text:p>
          </table:table-cell>
          <table:table-cell table:style-name="Table1.A1" office:value-type="string">
            <text:p text:style-name="P21">StageL</text:p>
          </table:table-cell>
          <table:table-cell table:style-name="Table1.A1" office:value-type="string">
            <text:p text:style-name="P21">Test suite for EITE implementation.</text:p>
          </table:table-cell>
          <table:table-cell table:style-name="Table1.A1" office:value-type="string">
            <text:p text:style-name="P21">web/tests.htm</text:p>
          </table:table-cell>
        </table:table-row>
        <table:table-row>
          <table:table-cell table:style-name="Table1.A1" office:value-type="string">
            <text:p text:style-name="P21">EITE document runner</text:p>
          </table:table-cell>
          <table:table-cell table:style-name="Table1.A1" office:value-type="string">
            <text:p text:style-name="P21">Various platforms possible. For now, HTML+JS. (dep. on EITE document format implementation)</text:p>
          </table:table-cell>
          <table:table-cell table:style-name="Table1.A1" office:value-type="string">
            <text:p text:style-name="P21">Thin wrapper around the EITE document format implementation that runs and displays a specified document.</text:p>
          </table:table-cell>
          <table:table-cell table:style-name="Table1.A1" office:value-type="string">
            <text:p text:style-name="P21">(TODO)</text:p>
          </table:table-cell>
        </table:table-row>
        <table:table-row>
          <table:table-cell table:style-name="Table1.A1" office:value-type="string">
            <text:p text:style-name="P21">EITE non-native document editing tool</text:p>
          </table:table-cell>
          <table:table-cell table:style-name="Table1.A1" office:value-type="string">
            <text:p text:style-name="P21">HTML, JavaScript (dep. on EITE document runner)</text:p>
          </table:table-cell>
          <table:table-cell table:style-name="Table1.A1" office:value-type="string">
            <text:p text:style-name="P21">Tool for editing and running EITE-format documents before an EITE-native editing tool is available.</text:p>
          </table:table-cell>
          <table:table-cell table:style-name="Table1.A1" office:value-type="string">
            <text:p text:style-name="P21">web/edit.htm (WIP)</text:p>
          </table:table-cell>
        </table:table-row>
        <table:table-row>
          <table:table-cell table:style-name="Table1.A1" office:value-type="string">
            <text:p text:style-name="P21">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21">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21">web/main.htm (WIP)</text:p>
          </table:table-cell>
        </table:table-row>
      </table:table>
      <text:p text:style-name="P11"/>
      <text:h text:style-name="Heading_20_1" text:outline-level="1">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text:soft-page-break/>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text:soft-page-break/>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4"><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arget solution spaces</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Semantic representation</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text:soft-page-break/>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31">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31">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text:soft-page-break/>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4">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text:span><text:soft-page-break/><text:span text:style-name="T14">StageL-implemented library developed so far provide a solid technological foundation for further implementation of this project, and have practical applications outside of it as well.</text:span></text:p>
      <text:h text:style-name="Heading_20_2" text:outline-level="2">The project in the context of new media studies: Alignment of the project approach to the traits of the currently emerging new media</text:h>
      <text:p text:style-name="Text_20_body">Henry Jenkins's article “Eight Traits of the New Media Landscape”<text:note text:id="ftn3" text:note-class="footnote"><text:note-citation>3</text:note-citation><text:note-body><text:p text:style-name="P15"><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text:soft-page-break/>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StageL</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Design goals</text:h>
      <text:list xml:id="list881051746" text:style-name="L7">
        <text:list-item>
          <text:p text:style-name="P32">Imperative language. Trivial to implement, learn, and read; extremely portable.</text:p>
        </text:list-item>
        <text:list-item>
          <text:p text:style-name="P32">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32">Implemented as a transpiler that accepts a file as input and produces a file in the target language as output.</text:p>
        </text:list-item>
        <text:list-item>
          <text:p text:style-name="P32">Have an implementation of itself using itself, to provide testing and portability of the language.</text:p>
        </text:list-item>
        <text:list-item>
          <text:p text:style-name="P32">Have an implementation in Bash.</text:p>
        </text:list-item>
        <text:list-item>
          <text:p text:style-name="P32">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32">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32">All input/output to/from the language is as functions. All code must be in a function, with declared parameters, parameter types, variables needed, and return type. (The expense of the simple type system is that changing return values would break functions' API, since "out" <text:soft-page-break/>parameters and/or pointers would not be available, but this should allow the code to be simple and readable, which is a priority for this language.)</text:p>
        </text:list-item>
        <text:list-item>
          <text:p text:style-name="P32">Output files should retain the structure and comments of the input files, thereby retaining readability as far as the target language permits.</text:p>
        </text:list-item>
        <text:list-item>
          <text:p text:style-name="P32">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44" text:outline-level="2">Documentation</text:h>
      <text:p text:style-name="P5">See Appendix B for documentation of StageL.</text:p>
      <text:h text:style-name="Heading_20_1" text:outline-level="1">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20"><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8"><text:s text:c="30"/>⎣ etc.) <text:s text:c="21"/>⎦</text:p>
      <text:p text:style-name="Text_20_body"/>
      <text:p text:style-name="Text_20_body"/>
      <text:p text:style-name="Text_20_body"/>
      <text:h text:style-name="Heading_20_1" text:outline-level="1">EITE specification</text:h>
      <text:h text:style-name="P40" text:outline-level="1">Appendix A: List of target solution spaces</text:h>
      <text:list xml:id="list556035560" text:style-name="L8">
        <text:list-item>
          <text:p text:style-name="P35">Getting a summary of everything going on (start / home screen kind of thing): Customizable. For example, could contain: </text:p>
          <text:list>
            <text:list-item>
              <text:p text:style-name="P35">A brief reminder of who/where/when/etc. I am </text:p>
            </text:list-item>
            <text:list-item>
              <text:p text:style-name="P35">What I have to do today (schedule, tasks, etc.) </text:p>
            </text:list-item>
            <text:list-item>
              <text:p text:style-name="P36"><text:span text:style-name="T10">Important news (</text:span><text:span text:style-name="Emphasis"><text:span text:style-name="T10">e.g.</text:span></text:span><text:span text:style-name="T10"> emergencies, etc.) </text:span></text:p>
            </text:list-item>
            <text:list-item>
              <text:p text:style-name="P35">A search box </text:p>
            </text:list-item>
            <text:list-item>
              <text:p text:style-name="P35">A way to easily create a journal entry, blog/microblog post, social networking status update, etc. </text:p>
            </text:list-item>
            <text:list-item>
              <text:p text:style-name="P35">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35">A way to easily compose an IM / email / etc. or place a voice/videocall </text:p>
            </text:list-item>
            <text:list-item>
              <text:p text:style-name="P35">Messages from others (emails, IMs, voice/videomails, etc.) </text:p>
            </text:list-item>
            <text:list-item>
              <text:p text:style-name="P35">Other guided information resources (see below) </text:p>
            </text:list-item>
            <text:list-item>
              <text:p text:style-name="P35">A hierarchy of things to browse through (web-portal style) </text:p>
            </text:list-item>
            <text:list-item>
              <text:p text:style-name="P35">… </text:p>
            </text:list-item>
          </text:list>
        </text:list-item>
        <text:list-item>
          <text:p text:style-name="P35">Media consumption and browsing </text:p>
          <text:list>
            <text:list-item>
              <text:p text:style-name="P35">Reading and interacting with documents/apps </text:p>
            </text:list-item>
            <text:list-item>
              <text:p text:style-name="P35">Browsing a Web site </text:p>
            </text:list-item>
            <text:list-item>
              <text:p text:style-name="P35">Browsing through EITE nodes and other structured datasets/databases </text:p>
            </text:list-item>
            <text:list-item>
              <text:p text:style-name="P35">Movies </text:p>
            </text:list-item>
            <text:list-item>
              <text:p text:style-name="P35">Feature films </text:p>
            </text:list-item>
            <text:list-item>
              <text:p text:style-name="P35">Video series </text:p>
            </text:list-item>
            <text:list-item>
              <text:p text:style-name="P35">Online streaming home video (YouTube, etc.) </text:p>
            </text:list-item>
            <text:list-item>
              <text:p text:style-name="P35">… </text:p>
            </text:list-item>
            <text:list-item>
              <text:p text:style-name="P35">Music </text:p>
            </text:list-item>
            <text:list-item>
              <text:p text:style-name="P35">Albums </text:p>
            </text:list-item>
            <text:list-item>
              <text:p text:style-name="P35">Individual tracks </text:p>
            </text:list-item>
            <text:list-item>
              <text:p text:style-name="P35">Music videos </text:p>
            </text:list-item>
            <text:list-item>
              <text:p text:style-name="P35">Artist/album/tag/etc. radio </text:p>
            </text:list-item>
            <text:list-item>
              <text:p text:style-name="P35">Playlists, including shared playlists </text:p>
            </text:list-item>
            <text:list-item>
              <text:p text:style-name="P35">Scores </text:p>
            </text:list-item>
            <text:list-item>
              <text:p text:style-name="P35"><text:soft-page-break/>… </text:p>
            </text:list-item>
            <text:list-item>
              <text:p text:style-name="P35">Games </text:p>
            </text:list-item>
            <text:list-item>
              <text:p text:style-name="P35">Interactive fiction, MUDs, MOOs, MMOs, puzzles, board game simulations, many other types of games … </text:p>
            </text:list-item>
            <text:list-item>
              <text:p text:style-name="P35">Ebooks </text:p>
            </text:list-item>
            <text:list-item>
              <text:p text:style-name="P35">Poetry </text:p>
            </text:list-item>
            <text:list-item>
              <text:p text:style-name="P35">Quotations </text:p>
            </text:list-item>
            <text:list-item>
              <text:p text:style-name="P35">Essays </text:p>
            </text:list-item>
            <text:list-item>
              <text:p text:style-name="P35">News </text:p>
            </text:list-item>
            <text:list-item>
              <text:p text:style-name="P35">Comics </text:p>
            </text:list-item>
            <text:list-item>
              <text:p text:style-name="P35">Manga </text:p>
            </text:list-item>
            <text:list-item>
              <text:p text:style-name="P35">Blogs &amp; RSS feeds </text:p>
            </text:list-item>
            <text:list-item>
              <text:p text:style-name="P35">Consuming realtime media (television, radio, livestreams, …) </text:p>
            </text:list-item>
            <text:list-item>
              <text:p text:style-name="P35">… </text:p>
            </text:list-item>
          </text:list>
        </text:list-item>
        <text:list-item>
          <text:p text:style-name="P35">Document creation and sharing </text:p>
          <text:list>
            <text:list-item>
              <text:p text:style-name="P35">Writing a paper </text:p>
            </text:list-item>
            <text:list-item>
              <text:p text:style-name="P35">Collaborative document editing / creation </text:p>
            </text:list-item>
            <text:list-item>
              <text:p text:style-name="P35">Composing a score </text:p>
            </text:list-item>
            <text:list-item>
              <text:p text:style-name="P35">Writing a book </text:p>
            </text:list-item>
            <text:list-item>
              <text:p text:style-name="P35">Creating a movie </text:p>
            </text:list-item>
            <text:list-item>
              <text:p text:style-name="P35">Creating a storyboard for a movie </text:p>
            </text:list-item>
            <text:list-item>
              <text:p text:style-name="P35">Writing a script </text:p>
            </text:list-item>
            <text:list-item>
              <text:p text:style-name="P35">Editing a photograph </text:p>
            </text:list-item>
            <text:list-item>
              <text:p text:style-name="P35">Creating animation </text:p>
            </text:list-item>
            <text:list-item>
              <text:p text:style-name="P35">Notes to one's self (sticky notes style) </text:p>
            </text:list-item>
            <text:list-item>
              <text:p text:style-name="P35">More thorough journal-y notes to one's self (including jotting down / recording / playing in musical ideas, etc.) </text:p>
            </text:list-item>
            <text:list-item>
              <text:p text:style-name="P35">3D modeling and rendering </text:p>
            </text:list-item>
            <text:list-item>
              <text:p text:style-name="P35">CAD </text:p>
            </text:list-item>
            <text:list-item>
              <text:p text:style-name="P35">Diagramming </text:p>
            </text:list-item>
            <text:list-item>
              <text:p text:style-name="P35">Creating a database </text:p>
            </text:list-item>
            <text:list-item>
              <text:p text:style-name="P35">Mind mapping </text:p>
            </text:list-item>
            <text:list-item>
              <text:p text:style-name="P35">Recording and producing a song </text:p>
            </text:list-item>
            <text:list-item>
              <text:p text:style-name="P35">Diagramming structures in multiple dimensions </text:p>
            </text:list-item>
            <text:list-item>
              <text:p text:style-name="P35">Developing apps </text:p>
            </text:list-item>
            <text:list-item>
              <text:p text:style-name="P35">Designing a typeface </text:p>
            </text:list-item>
            <text:list-item>
              <text:p text:style-name="P35">Working with GIS data </text:p>
            </text:list-item>
            <text:list-item>
              <text:p text:style-name="P35">Recording a photograph or a video using a webcam, scanner, camera, … </text:p>
            </text:list-item>
            <text:list-item>
              <text:p text:style-name="P35">Recording audio using a microphone </text:p>
            </text:list-item>
            <text:list-item>
              <text:p text:style-name="P35">Working with geometric figures </text:p>
            </text:list-item>
            <text:list-item>
              <text:p text:style-name="P35">Recording music from a USB/MIDI instrument </text:p>
            </text:list-item>
            <text:list-item>
              <text:p text:style-name="P35">Blogging and microblogging </text:p>
            </text:list-item>
            <text:list-item>
              <text:p text:style-name="P35">Working with legal documents </text:p>
            </text:list-item>
            <text:list-item>
              <text:p text:style-name="P35">… </text:p>
            </text:list-item>
          </text:list>
        </text:list-item>
        <text:list-item>
          <text:p text:style-name="P35">Working with structured information (this is mostly also document creation / management) </text:p>
          <text:list>
            <text:list-item>
              <text:p text:style-name="P35">Managing a genealogy using Ember records </text:p>
            </text:list-item>
            <text:list-item>
              <text:p text:style-name="P35">Managing a calendar / schedule </text:p>
            </text:list-item>
            <text:list-item>
              <text:p text:style-name="P35">Managing a to-do list </text:p>
            </text:list-item>
            <text:list-item>
              <text:p text:style-name="P35">Managing a contacts directory </text:p>
            </text:list-item>
            <text:list-item>
              <text:p text:style-name="P35">Working with scientific data </text:p>
            </text:list-item>
            <text:list-item>
              <text:p text:style-name="P35">Maintaining a retail environment (online or physical) </text:p>
            </text:list-item>
            <text:list-item>
              <text:p text:style-name="P35">Managing recipes </text:p>
            </text:list-item>
            <text:list-item>
              <text:p text:style-name="P35">Managing a reading list </text:p>
            </text:list-item>
            <text:list-item>
              <text:p text:style-name="P35">Journaling </text:p>
            </text:list-item>
            <text:list-item>
              <text:p text:style-name="P35">Managing a bibliography </text:p>
            </text:list-item>
            <text:list-item>
              <text:p text:style-name="P35">Fantasy sports </text:p>
            </text:list-item>
            <text:list-item>
              <text:p text:style-name="P35">Managing and using bookmarks </text:p>
            </text:list-item>
            <text:list-item>
              <text:p text:style-name="P35"><text:soft-page-break/>Managing financial information </text:p>
            </text:list-item>
            <text:list-item>
              <text:p text:style-name="P35">Managing personal notes, documents, projects, photographs, videos, etc. </text:p>
            </text:list-item>
            <text:list-item>
              <text:p text:style-name="P35">Managing a class </text:p>
            </text:list-item>
            <text:list-item>
              <text:p text:style-name="P35">Participating in a class </text:p>
            </text:list-item>
            <text:list-item>
              <text:p text:style-name="P35">… </text:p>
            </text:list-item>
          </text:list>
        </text:list-item>
        <text:list-item>
          <text:p text:style-name="P35">Using resources/tools </text:p>
          <text:list>
            <text:list-item>
              <text:p text:style-name="P35">Dictionary </text:p>
            </text:list-item>
            <text:list-item>
              <text:p text:style-name="P35">Thesaurus </text:p>
            </text:list-item>
            <text:list-item>
              <text:p text:style-name="P35">Chemical elements chart and data </text:p>
            </text:list-item>
            <text:list-item>
              <text:p text:style-name="P35">Maps, travel directions, and sky charts </text:p>
            </text:list-item>
            <text:list-item>
              <text:p text:style-name="P35">Calculator </text:p>
            </text:list-item>
            <text:list-item>
              <text:p text:style-name="P35">Using the computer as a flashlight </text:p>
            </text:list-item>
            <text:list-item>
              <text:p text:style-name="P35">Field guides / identification keys </text:p>
            </text:list-item>
            <text:list-item>
              <text:p text:style-name="P35">Instructions and how-to information </text:p>
            </text:list-item>
            <text:list-item>
              <text:p text:style-name="P35">Lessons on things </text:p>
            </text:list-item>
            <text:list-item>
              <text:p text:style-name="P35">Typing lessons </text:p>
            </text:list-item>
            <text:list-item>
              <text:p text:style-name="P35">Language learning lessons </text:p>
            </text:list-item>
            <text:list-item>
              <text:p text:style-name="P35">Musical instrument lessons </text:p>
            </text:list-item>
            <text:list-item>
              <text:p text:style-name="P35">Tutorials on using software </text:p>
            </text:list-item>
            <text:list-item>
              <text:p text:style-name="P35">… </text:p>
            </text:list-item>
            <text:list-item>
              <text:p text:style-name="P35">Support using EITE &amp; Ember </text:p>
            </text:list-item>
            <text:list-item>
              <text:p text:style-name="P35">Nutrition information </text:p>
            </text:list-item>
            <text:list-item>
              <text:p text:style-name="P36"><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35">… </text:p>
            </text:list-item>
          </text:list>
        </text:list-item>
        <text:list-item>
          <text:p text:style-name="P35">Management </text:p>
          <text:list>
            <text:list-item>
              <text:p text:style-name="P35">Database creation and administration (this is really “Document creation”, but also listed here) </text:p>
            </text:list-item>
            <text:list-item>
              <text:p text:style-name="P35">Network administration </text:p>
            </text:list-item>
            <text:list-item>
              <text:p text:style-name="P35">Programming </text:p>
            </text:list-item>
            <text:list-item>
              <text:p text:style-name="P35">Emulation of other computing systems (this is also media playback, of a sort) </text:p>
            </text:list-item>
            <text:list-item>
              <text:p text:style-name="P35">Working with files and directories </text:p>
            </text:list-item>
            <text:list-item>
              <text:p text:style-name="P35">Converting data from one format to another </text:p>
            </text:list-item>
            <text:list-item>
              <text:p text:style-name="P35">Compressing and/or archiving data and/or directory structures </text:p>
            </text:list-item>
            <text:list-item>
              <text:p text:style-name="P35">Imaging disks </text:p>
            </text:list-item>
            <text:list-item>
              <text:p text:style-name="P35">Encrypting, decrypting, creating checksum records for, checking against checksum records, packing with parity data, restoring from parity data… </text:p>
            </text:list-item>
            <text:list-item>
              <text:p text:style-name="P35">Running apps (this is basically just opening documents, ) </text:p>
            </text:list-item>
            <text:list-item>
              <text:p text:style-name="P35">Distributed computing </text:p>
            </text:list-item>
            <text:list-item>
              <text:p text:style-name="P35">Digital forensics </text:p>
            </text:list-item>
            <text:list-item>
              <text:p text:style-name="P35">Computer security </text:p>
            </text:list-item>
            <text:list-item>
              <text:p text:style-name="P35">Malware prevention, intrusion detection, … </text:p>
            </text:list-item>
            <text:list-item>
              <text:p text:style-name="P35">Data serialization </text:p>
            </text:list-item>
            <text:list-item>
              <text:p text:style-name="P35">… </text:p>
            </text:list-item>
          </text:list>
        </text:list-item>
        <text:list-item>
          <text:p text:style-name="P35">Exchange </text:p>
          <text:list>
            <text:list-item>
              <text:p text:style-name="P35">Buying and selling goods </text:p>
            </text:list-item>
            <text:list-item>
              <text:p text:style-name="P35">Trading stocks and cryptocurrencies </text:p>
            </text:list-item>
            <text:list-item>
              <text:p text:style-name="P35">Purchasing and selling tickets </text:p>
            </text:list-item>
            <text:list-item>
              <text:p text:style-name="P35">Issuing and redeeming coupons </text:p>
            </text:list-item>
            <text:list-item>
              <text:p text:style-name="P35">Sending money (money-order style) </text:p>
            </text:list-item>
            <text:list-item>
              <text:p text:style-name="P35">… </text:p>
            </text:list-item>
          </text:list>
        </text:list-item>
        <text:list-item>
          <text:p text:style-name="P35">Searching </text:p>
          <text:list>
            <text:list-item>
              <text:p text:style-name="P36"><text:span text:style-name="T10">Answers (</text:span><text:span text:style-name="Emphasis"><text:span text:style-name="T10">e.g.</text:span></text:span><text:span text:style-name="T10"> facts, math questions) </text:span></text:p>
            </text:list-item>
            <text:list-item>
              <text:p text:style-name="P36"><text:span text:style-name="T10">Finding media (</text:span><text:span text:style-name="Emphasis"><text:span text:style-name="T10">e.g.</text:span></text:span><text:span text:style-name="T10"> news, movies, music, etc.) </text:span></text:p>
            </text:list-item>
            <text:list-item>
              <text:p text:style-name="P35">Locating documents </text:p>
            </text:list-item>
            <text:list-item>
              <text:p text:style-name="P35">… </text:p>
            </text:list-item>
          </text:list>
        </text:list-item>
        <text:list-item>
          <text:p text:style-name="P35">Guided time use and content consumption </text:p>
          <text:list>
            <text:list-item>
              <text:p text:style-name="P35">Notifications </text:p>
            </text:list-item>
            <text:list-item>
              <text:p text:style-name="P35"><text:soft-page-break/>Emergencies </text:p>
            </text:list-item>
            <text:list-item>
              <text:p text:style-name="P35">Important news </text:p>
            </text:list-item>
            <text:list-item>
              <text:p text:style-name="P35">Emails </text:p>
            </text:list-item>
            <text:list-item>
              <text:p text:style-name="P35">Blog feeds </text:p>
            </text:list-item>
            <text:list-item>
              <text:p text:style-name="P35">Things I’m supposed to be doing </text:p>
            </text:list-item>
            <text:list-item>
              <text:p text:style-name="P35">Personal health warnings </text:p>
            </text:list-item>
            <text:list-item>
              <text:p text:style-name="P35">Computer status warnings (disk/memory failure, overheating, can’t connect to Ember server, running out of battery power, …) </text:p>
            </text:list-item>
            <text:list-item>
              <text:p text:style-name="P35">… </text:p>
            </text:list-item>
            <text:list-item>
              <text:p text:style-name="P35">Activity guidance </text:p>
            </text:list-item>
            <text:list-item>
              <text:p text:style-name="P35">What to do right now </text:p>
            </text:list-item>
            <text:list-item>
              <text:p text:style-name="P35">What I have on my schedule upcoming </text:p>
            </text:list-item>
            <text:list-item>
              <text:p text:style-name="P35">… </text:p>
            </text:list-item>
            <text:list-item>
              <text:p text:style-name="P35">News headlines </text:p>
            </text:list-item>
            <text:list-item>
              <text:p text:style-name="P35">Blog feeds </text:p>
            </text:list-item>
            <text:list-item>
              <text:p text:style-name="P35">Podcasts </text:p>
            </text:list-item>
            <text:list-item>
              <text:p text:style-name="P35">Top charts (popular items) </text:p>
            </text:list-item>
            <text:list-item>
              <text:p text:style-name="P35">Best charts (classics / enduring popularity items) </text:p>
            </text:list-item>
            <text:list-item>
              <text:p text:style-name="P35">Suggested recipes </text:p>
            </text:list-item>
            <text:list-item>
              <text:p text:style-name="P35">Fitness tips </text:p>
            </text:list-item>
            <text:list-item>
              <text:p text:style-name="P35">Weather information </text:p>
            </text:list-item>
            <text:list-item>
              <text:p text:style-name="P35">Stock market information </text:p>
            </text:list-item>
            <text:list-item>
              <text:p text:style-name="P35">Computer’s status (resource usage, etc.) </text:p>
            </text:list-item>
            <text:list-item>
              <text:p text:style-name="P35">Personal health </text:p>
            </text:list-item>
            <text:list-item>
              <text:p text:style-name="P35">Sports information </text:p>
            </text:list-item>
            <text:list-item>
              <text:p text:style-name="P35">Acquaintance suggestions (people one might find interesting to talk to or to get to know) </text:p>
            </text:list-item>
            <text:list-item>
              <text:p text:style-name="P35">Dating suggestions / matchmaking </text:p>
            </text:list-item>
            <text:list-item>
              <text:p text:style-name="P35">… </text:p>
            </text:list-item>
          </text:list>
        </text:list-item>
        <text:list-item>
          <text:p text:style-name="P35">Communication </text:p>
          <text:list>
            <text:list-item>
              <text:p text:style-name="P35">Instant messaging </text:p>
            </text:list-item>
            <text:list-item>
              <text:p text:style-name="P35">Email </text:p>
            </text:list-item>
            <text:list-item>
              <text:p text:style-name="P35">Video chat and group video chat </text:p>
            </text:list-item>
            <text:list-item>
              <text:p text:style-name="P35">Audio and video messages </text:p>
            </text:list-item>
            <text:list-item>
              <text:p text:style-name="P35">Collaborative document editing (this is “Document creation” but is related to communication) </text:p>
            </text:list-item>
            <text:list-item>
              <text:p text:style-name="P35">Social networking </text:p>
            </text:list-item>
            <text:list-item>
              <text:p text:style-name="P35">Blogging and microblogging (this is “Document creation” but is also a form of communication) </text:p>
            </text:list-item>
            <text:list-item>
              <text:p text:style-name="P35">Newsgroups </text:p>
            </text:list-item>
            <text:list-item>
              <text:p text:style-name="P35">BBSes </text:p>
            </text:list-item>
            <text:list-item>
              <text:p text:style-name="P35">File sharing </text:p>
            </text:list-item>
            <text:list-item>
              <text:p text:style-name="P35">Industrial automation (machine embroidery, etc.) (not an exact fit in the category of communication, since it’s communication with machines: perhaps closer to "management") </text:p>
            </text:list-item>
            <text:list-item>
              <text:p text:style-name="P35">Sharing/microblogging/adding as status updates URLs, photographs, music, videos, … </text:p>
            </text:list-item>
            <text:list-item>
              <text:p text:style-name="P35">Social bookmarking </text:p>
            </text:list-item>
            <text:list-item>
              <text:p text:style-name="P33">… </text:p>
            </text:list-item>
          </text:list>
        </text:list-item>
      </text:list>
      <text:p text:style-name="P12"/>
      <text:h text:style-name="P41" text:outline-level="1">Appendix B: StageL language documentation</text:h>
      <text:h text:style-name="P45" text:outline-level="2">Syntax</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text:soft-page-break/>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Gotchas</text:h>
      <text:list xml:id="list4111736608" text:style-name="L9">
        <text:list-item>
          <text:p text:style-name="P37">Whitespace is (usually) significant. There isn't a 1:1 correspondence between valid source files and the parsed code, though, I don't think. Indentation must be with 4 spaces. </text:p>
        </text:list-item>
        <text:list-item>
          <text:p text:style-name="P37">Unexpected byte values in code files aren't allowed and should cause the parser to die; strings or comments containing byte values other than printable ASCII are an error. </text:p>
        </text:list-item>
        <text:list-item>
          <text:p text:style-name="P37">The value of a variable before it has been set in a given block is undefined; don't access it until it has been set (and don't rely on variable hoisting). That's an error, but there isn't anything in place to detect it. </text:p>
        </text:list-item>
        <text:list-item>
          <text:p text:style-name="P37">Argument lists can contain references to any type. </text:p>
        </text:list-item>
        <text:list-item>
          <text:p text:style-name="P37">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37">Routine parameter types can be generic, string, number, bool, or array. Void is not an allowed parameter type (although I'm not sure what that would actually mean). </text:p>
        </text:list-item>
        <text:list-item>
          <text:p text:style-name="P37">Routine return types can be string, number, bool, array, or void. Generic return type is not allowed, separate routines for each return type desired must be used instead. </text:p>
        </text:list-item>
        <text:list-item>
          <text:p text:style-name="P37">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37">Some commands (e.g. new, return) can't handle routines in argument lists; this <text:span text:style-name="Strong_20_Emphasis">should</text:span> die with an error, but no promises. </text:p>
        </text:list-item>
        <text:list-item>
          <text:p text:style-name="P37">Referencing or assigning to a variable that has not been assigned is an error, but there isn't anything in place to detect it. </text:p>
        </text:list-item>
        <text:list-item>
          <text:p text:style-name="P34">Code like:</text:p>
          <text:p text:style-name="P46"><text:span text:style-name="Source_20_Text">r/s/fbSwitcher n/num</text:span></text:p>
          <text:p text:style-name="P46"><text:span text:style-name="Source_20_Text"><text:s text:c="4"/>if eq 0 mod n/num 15</text:span></text:p>
          <text:p text:style-name="P47"><text:span text:style-name="Source_20_Text"><text:s text:c="8"/>return 'Buzz'</text:span></text:p>
          <text:p text:style-name="P37">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text:soft-page-break/>Likewise, routines with a return type but no return statement are an error without any detection. </text:p>
        </text:list-item>
        <text:list-item>
          <text:p text:style-name="P37">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37">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37">Array literals can (probably) only be used with the <text:span text:style-name="Source_20_Text">set</text:span> command. For other things, make a temp value, assign the array literal to it, and then use the temp value in its place. </text:p>
        </text:list-item>
        <text:list-item>
          <text:p text:style-name="P37">Whitespace requirements apply to lines where the entire line is a comment, too. </text:p>
        </text:list-item>
        <text:list-item>
          <text:p text:style-name="P37">Comments have to be on their own lines. </text:p>
        </text:list-item>
        <text:list-item>
          <text:p text:style-name="P34">What's wrong with this code? </text:p>
          <text:p text:style-name="P46"><text:span text:style-name="Source_20_Text"><text:s text:c="4"/>while lt 8 len an/res</text:span></text:p>
          <text:p text:style-name="P46"><text:span text:style-name="Source_20_Text"><text:s text:c="16"/>set an/res push [ 0 ] an/res</text:span></text:p>
          <text:p text:style-name="P47"><text:span text:style-name="Source_20_Text"><text:s text:c="8"/></text:span></text:p>
          <text:p text:style-name="P37">The array bracket type doesn't match the content type: [ is for strings, while ( is for numbers. </text:p>
        </text:list-item>
        <text:list-item>
          <text:p text:style-name="P47"><text:span text:style-name="Source_20_Text">set an/remainderArr anSubset an/in -5 -1 # last 4 characters</text:span></text:p>
          <text:p text:style-name="P37">breaks; the comment needs to be on a separate line. </text:p>
        </text:list-item>
        <text:list-item>
          <text:p text:style-name="P34">Code like </text:p>
          <text:p text:style-name="P47"><text:span text:style-name="Source_20_Text">set as/data append as/data [ s/key s/val ]</text:span></text:p>
          <text:p text:style-name="P34">is an error: array literals can't contain variables in their definitions. </text:p>
        </text:list-item>
      </text:list>
      <text:p text:style-name="Text_20_body"/>
      <text:h text:style-name="Heading_20_3" text:outline-level="3">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8"><text:span text:style-name="Source_20_Text"><text:s text:c="8"/>return s/temp</text:span></text:p>
      <text:h text:style-name="Heading_20_2" text:outline-level="2"><text:soft-page-break/>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9">End parameter list without new line </text:p>
      <text:h text:style-name="Heading_20_2" text:outline-level="2">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9">Returns bool a not b </text:p>
      <text:h text:style-name="Heading_20_3" text:outline-level="3"><text:soft-page-break/>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9">Returns the modulo of two numbers a and b </text:p>
      <text:h text:style-name="Heading_20_3" text:outline-level="3">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9">Gives the number of bytes of input. </text:p>
      <text:h text:style-name="Heading_20_3" text:outline-level="3">Basic type utility routines</text:h>
      <text:p text:style-name="Text_20_body">These operate on str/int/bool.</text:p>
      <text:p text:style-name="List_20_Heading">r/s/strFrom g/input</text:p>
      <text:p text:style-name="P19">Give string with contents. </text:p>
      <text:h text:style-name="Heading_20_3" text:outline-level="3">Array utility routines</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text:soft-page-break/>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9">Return the subset of the array from start index to end. </text:p>
      <text:h text:style-name="Heading_20_3" text:outline-level="3">an: Number Arrays</text:h>
      <text:p text:style-name="Text_20_body">A sequence of numbers. Starts with a ( and ends with a ). E.g. <text:span text:style-name="Source_20_Text">( 5 6 )</text:span>.</text:p>
      <text:h text:style-name="Heading_20_3" text:outline-level="3">ab: Boolean Arrays</text:h>
      <text:p text:style-name="Text_20_body">A sequence of bools. Starts with a &lt; and ends with a &gt;. E.g. <text:span text:style-name="Source_20_Text">&lt; false true &gt;</text:span>.</text:p>
      <text:h text:style-name="Heading_20_3" text:outline-level="3">as: String Arrays</text:h>
      <text:p text:style-name="Text_20_body">A sequence of strings. Starts with a [ and ends with a ]. E.g. <text:span text:style-name="Source_20_Text">[ "foo" "bar" ]</text:span>.</text:p>
      <text:h text:style-name="Heading_20_2" text:outline-level="2">StageR commands</text:h>
      <text:p text:style-name="Text_20_body">These commands are implemented in StageL by composing the basic commands for easy portability. (Sorry, not really documented yet; look in implementation/portable/*.stagel to see what's available.)</text:p>
      <text:h text:style-name="Heading_20_3" text:outline-level="3">Booleans</text:h>
      <text:h text:style-name="Heading_20_3" text:outline-level="3">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9">Returns the modulo of two numbers a and b </text:p>
      <text:h text:style-name="Heading_20_3" text:outline-level="3">Strings</text:h>
      <text:p text:style-name="List_20_Heading">r/s/strCharAtPos s/input n/index</text:p>
      <text:p text:style-name="P19">Give the character at index bytes (=characters â€” no Unicode support here, sorry) into input </text:p>
      <text:h text:style-name="Heading_20_3" text:outline-level="3"><text:soft-page-break/>Arrays</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New Opportunities in Computerized Documents<text:tab/><text:tab/>Page <text:page-number text:select-page="current">24</text:page-number><text:s/>of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19:05.950183208</dc:date>
    <meta:editing-duration>PT2H22S</meta:editing-duration>
    <meta:editing-cycles>33</meta:editing-cycles>
    <meta:generator>LibreOffice/6.1.4.2$Linux_X86_64 LibreOffice_project/10$Build-2</meta:generator>
    <meta:document-statistic meta:table-count="1" meta:image-count="0" meta:object-count="0" meta:page-count="24" meta:paragraph-count="537" meta:word-count="10076" meta:character-count="64140" meta:non-whitespace-character-count="53840"/>
  </office:meta>
</office:document-meta>
</file>